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1" svg:font-family="Cambria"/>
    <style:font-face style:name="Symbol1" svg:font-family="Symbol"/>
    <style:font-face style:name="Times1" svg:font-family="Times"/>
    <style:font-face style:name="Times New Roman1" svg:font-family="'Times New Roman'"/>
    <style:font-face style:name="TimesNewRoman" svg:font-family="TimesNewRoman"/>
    <style:font-face style:name="TimesNewRomanPS1" svg:font-family="TimesNewRomanPS"/>
    <style:font-face style:name="Verdana1" svg:font-family="Verdana"/>
    <style:font-face style:name="Arial1" svg:font-family="Arial" style:font-pitch="variable"/>
    <style:font-face style:name="Cambria" svg:font-family="Cambria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" svg:font-family="Times" style:font-pitch="variable"/>
    <style:font-face style:name="Times New Roman" svg:font-family="'Times New Roman'" style:font-pitch="variable"/>
    <style:font-face style:name="TimesNewRoman1" svg:font-family="TimesNewRoman" style:font-pitch="variable"/>
    <style:font-face style:name="TimesNewRomanPS" svg:font-family="TimesNewRomanPS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4cm" fo:min-width="0.33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none"/>
      <style:text-properties fo:font-size="15pt" style:font-size-asian="15pt" style:font-size-complex="15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6pt" style:font-size-asian="6pt" style:font-size-complex="6pt"/>
    </style:style>
    <style:style style:name="P9" style:family="paragraph">
      <loext:graphic-properties draw:fill="none"/>
      <style:text-properties fo:font-size="9.5pt" style:font-size-asian="9.5pt" style:font-size-complex="9.5pt"/>
    </style:style>
    <style:style style:name="T1" style:family="text">
      <style:text-properties fo:color="#000000" style:font-name="Verdana1" fo:font-size="10pt" style:font-size-asian="10pt" style:font-name-complex="Verdana1" style:font-size-complex="10pt"/>
    </style:style>
    <style:style style:name="T2" style:family="text">
      <style:text-properties fo:color="#000000" style:font-name="Times New Roman1" fo:font-size="15pt" fo:font-weight="bold" style:font-size-asian="15pt" style:font-name-complex="Times New Roman1" style:font-size-complex="15pt" style:font-weight-complex="bold"/>
    </style:style>
    <style:style style:name="T3" style:family="text">
      <style:text-properties fo:color="#000000" style:font-name="Times New Roman1" fo:font-size="11pt" style:font-size-asian="11pt" style:font-name-complex="Times New Roman1" style:font-size-complex="11pt"/>
    </style:style>
    <style:style style:name="T4" style:family="text">
      <style:text-properties fo:color="#000000" style:font-name="Times New Roman1" fo:font-size="14pt" fo:font-weight="bold" style:font-size-asian="14pt" style:font-name-complex="Times New Roman1" style:font-size-complex="14pt" style:font-weight-complex="bold"/>
    </style:style>
    <style:style style:name="T5" style:family="text">
      <style:text-properties fo:color="#000000" style:font-name="TimesNewRomanPS1" fo:font-size="11pt" fo:font-weight="bold" style:font-size-asian="11pt" style:font-name-complex="TimesNewRomanPS1" style:font-size-complex="11pt" style:font-weight-complex="bold"/>
    </style:style>
    <style:style style:name="T6" style:family="text">
      <style:text-properties fo:color="#000000" style:font-name="Times New Roman1" fo:font-size="11pt" fo:font-weight="bold" style:font-size-asian="11pt" style:font-name-complex="Times New Roman1" style:font-size-complex="11pt" style:font-weight-complex="bold"/>
    </style:style>
    <style:style style:name="T7" style:family="text">
      <style:text-properties fo:color="#000000" style:font-name="Times New Roman1" fo:font-size="9pt" fo:font-weight="bold" style:font-size-asian="9pt" style:font-name-complex="Times New Roman1" style:font-size-complex="9pt" style:font-weight-complex="bold"/>
    </style:style>
    <style:style style:name="T8" style:family="text">
      <style:text-properties fo:color="#000000" style:font-name="Times1" fo:font-size="9pt" fo:font-weight="bold" style:font-size-asian="9pt" style:font-name-complex="Times1" style:font-size-complex="9pt" style:font-weight-complex="bold"/>
    </style:style>
    <style:style style:name="T9" style:family="text">
      <style:text-properties fo:color="#000000" style:font-name="Times New Roman1" fo:font-size="9pt" style:font-size-asian="9pt" style:font-name-complex="Times New Roman1" style:font-size-complex="9pt"/>
    </style:style>
    <style:style style:name="T10" style:family="text">
      <style:text-properties fo:color="#000000" style:font-name="TimesNewRoman" fo:font-size="11pt" style:font-size-asian="11pt" style:font-name-complex="TimesNewRoman" style:font-size-complex="11pt"/>
    </style:style>
    <style:style style:name="T11" style:family="text">
      <style:text-properties fo:color="#000000" style:font-name="Symbol1" fo:font-size="11pt" style:font-size-asian="11pt" style:font-name-complex="Symbol1" style:font-size-complex="11pt"/>
    </style:style>
    <style:style style:name="T12" style:family="text">
      <style:text-properties fo:color="#000000" style:font-name="Arial" fo:font-size="11pt" style:font-size-asian="11pt" style:font-name-complex="Arial" style:font-size-complex="11pt"/>
    </style:style>
    <style:style style:name="T13" style:family="text">
      <style:text-properties fo:color="#000000" style:font-name="Symbol1" fo:font-size="9pt" style:font-size-asian="9pt" style:font-name-complex="Symbol1" style:font-size-complex="9pt"/>
    </style:style>
    <style:style style:name="T14" style:family="text">
      <style:text-properties fo:color="#000000" style:font-name="Arial" fo:font-size="9pt" style:font-size-asian="9pt" style:font-name-complex="Arial" style:font-size-complex="9pt"/>
    </style:style>
    <style:style style:name="T15" style:family="text">
      <style:text-properties fo:color="#000000" style:font-name="Times1" fo:font-size="9pt" style:font-size-asian="9pt" style:font-name-complex="Times1" style:font-size-complex="9pt"/>
    </style:style>
    <style:style style:name="T16" style:family="text">
      <style:text-properties fo:color="#000000" style:font-name="Times New Roman1" fo:font-size="9pt" fo:font-style="italic" style:font-size-asian="9pt" style:font-name-complex="Times New Roman1" style:font-size-complex="9pt" style:font-style-complex="italic"/>
    </style:style>
    <style:style style:name="T17" style:family="text">
      <style:text-properties fo:color="#000000" style:font-name="Times New Roman1" fo:font-size="6pt" fo:font-weight="bold" style:font-size-asian="6pt" style:font-name-complex="Times New Roman1" style:font-size-complex="6pt" style:font-weight-complex="bold"/>
    </style:style>
    <style:style style:name="T18" style:family="text">
      <style:text-properties fo:color="#000000" style:font-name="Times New Roman1" fo:font-size="6pt" style:font-size-asian="6pt" style:font-name-complex="Times New Roman1" style:font-size-complex="6pt"/>
    </style:style>
    <style:style style:name="T19" style:family="text">
      <style:text-properties fo:color="#000000" style:font-name="Cambria1" fo:font-size="9.5pt" style:font-size-asian="9.5pt" style:font-name-complex="Cambria1" style:font-size-complex="9.5pt"/>
    </style:style>
    <style:style style:name="T20" style:family="text">
      <style:text-properties fo:color="#ff0000" style:font-name="Times New Roman1" fo:font-size="9pt" fo:font-weight="bold" style:font-size-asian="9pt" style:font-name-complex="Times New Roman1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2cm" svg:height="0.412cm" svg:x="2.541cm" svg:y="0.3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412cm" svg:x="2.541cm" svg:y="26.28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3.071cm" svg:height="0.585cm" svg:x="8.1cm" svg:y="1.417cm">
          <draw:text-box>
            <text:p text:style-name="P1"><text:span text:style-name="T2">Anthony Yip </text:span></text:p>
          </draw:text-box>
        </draw:frame>
        <draw:frame draw:style-name="gr3" draw:text-style-name="P4" draw:layer="layout" svg:width="6.466cm" svg:height="0.433cm" svg:x="7.624cm" svg:y="2.019cm">
          <draw:text-box>
            <text:p text:style-name="P1"><text:span text:style-name="T3">(909) 731-5387 | a3yip@health.ucsd.edu </text:span></text:p>
          </draw:text-box>
        </draw:frame>
        <draw:frame draw:style-name="gr4" draw:text-style-name="P5" draw:layer="layout" svg:width="0.493cm" svg:height="0.547cm" svg:x="2.541cm" svg:y="2.471cm">
          <draw:text-box>
            <text:p text:style-name="P1"><text:span text:style-name="T4"><text:s/></text:span></text:p>
          </draw:text-box>
        </draw:frame>
        <draw:polygon draw:style-name="gr5" draw:text-style-name="P6" draw:layer="layout" svg:width="16.623cm" svg:height="0.017cm" svg:x="2.487cm" svg:y="3.661cm" svg:viewBox="0 0 16624 18" draw:points="0,18 16624,18 16624,0 0,0">
          <text:p/>
        </draw:polygon>
        <draw:polygon draw:style-name="gr5" draw:text-style-name="P6" draw:layer="layout" svg:width="16.623cm" svg:height="0.018cm" svg:x="2.487cm" svg:y="3.625cm" svg:viewBox="0 0 16624 19" draw:points="0,19 16624,19 16624,0 0,0">
          <text:p/>
        </draw:polygon>
        <draw:frame draw:style-name="gr4" draw:text-style-name="P5" draw:layer="layout" svg:width="2.305cm" svg:height="0.547cm" svg:x="2.541cm" svg:y="3.036cm">
          <draw:text-box>
            <text:p text:style-name="P1"><text:span text:style-name="T4">Education </text:span></text:p>
          </draw:text-box>
        </draw:frame>
        <draw:frame draw:style-name="gr3" draw:text-style-name="P4" draw:layer="layout" svg:width="11.847cm" svg:height="0.454cm" svg:x="2.541cm" svg:y="3.671cm">
          <draw:text-box>
            <text:p text:style-name="P1"><text:span text:style-name="T5">University of California, San Diego School of Medicine</text:span></text:p>
          </draw:text-box>
        </draw:frame>
        <draw:frame draw:style-name="gr3" draw:text-style-name="P4" draw:layer="layout" svg:width="0.387cm" svg:height="0.433cm" svg:x="11.603cm" svg:y="3.686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17cm" svg:height="0.353cm" svg:x="11.7cm" svg:y="3.74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2.705cm" svg:y="3.74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3.976cm" svg:y="3.74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2.42cm" svg:height="0.353cm" svg:x="15.246cm" svg:y="3.749cm">
          <draw:text-box>
            <text:p text:style-name="P1"><text:span text:style-name="T7"><text:s text:c="13"/></text:span><text:span text:style-name="T7">Aug 2016 </text:span></text:p>
          </draw:text-box>
        </draw:frame>
        <draw:frame draw:style-name="gr6" draw:text-style-name="P7" draw:layer="layout" svg:width="0.317cm" svg:height="0.319cm" svg:x="17.619cm" svg:y="3.815cm">
          <draw:text-box>
            <text:p text:style-name="P1"><text:span text:style-name="T8">–</text:span></text:p>
          </draw:text-box>
        </draw:frame>
        <draw:frame draw:style-name="gr6" draw:text-style-name="P7" draw:layer="layout" svg:width="1.403cm" svg:height="0.353cm" svg:x="17.778cm" svg:y="3.749cm">
          <draw:text-box>
            <text:p text:style-name="P1"><text:span text:style-name="T7"><text:s/></text:span><text:span text:style-name="T7">Jun 2021 </text:span></text:p>
          </draw:text-box>
        </draw:frame>
        <draw:frame draw:style-name="gr3" draw:text-style-name="P4" draw:layer="layout" svg:width="6.043cm" svg:height="0.433cm" svg:x="2.541cm" svg:y="4.136cm">
          <draw:text-box>
            <text:p text:style-name="P1"><text:span text:style-name="T3">Doctor of Medicine (M.D.) Candidate </text:span></text:p>
          </draw:text-box>
        </draw:frame>
        <draw:frame draw:style-name="gr3" draw:text-style-name="P4" draw:layer="layout" svg:width="0.387cm" svg:height="0.433cm" svg:x="2.541cm" svg:y="4.58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7.711cm" svg:height="0.454cm" svg:x="2.541cm" svg:y="5.013cm">
          <draw:text-box>
            <text:p text:style-name="P1"><text:span text:style-name="T5">University of California, San Diego </text:span></text:p>
          </draw:text-box>
        </draw:frame>
        <draw:frame draw:style-name="gr3" draw:text-style-name="P4" draw:layer="layout" svg:width="0.387cm" svg:height="0.454cm" svg:x="8.894cm" svg:y="5.013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7cm" svg:height="0.454cm" svg:x="10.165cm" svg:y="5.013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317cm" svg:height="0.353cm" svg:x="11.435cm" svg:y="5.0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2.705cm" svg:y="5.0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3.976cm" svg:y="5.0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2.288cm" svg:height="0.353cm" svg:x="15.246cm" svg:y="5.09cm">
          <draw:text-box>
            <text:p text:style-name="P1"><text:span text:style-name="T7"><text:s text:c="11"/></text:span><text:span text:style-name="T7">Jun <text:s/>2019 </text:span></text:p>
          </draw:text-box>
        </draw:frame>
        <draw:frame draw:style-name="gr6" draw:text-style-name="P7" draw:layer="layout" svg:width="0.317cm" svg:height="0.319cm" svg:x="17.514cm" svg:y="5.156cm">
          <draw:text-box>
            <text:p text:style-name="P1"><text:span text:style-name="T8">–</text:span></text:p>
          </draw:text-box>
        </draw:frame>
        <draw:frame draw:style-name="gr6" draw:text-style-name="P7" draw:layer="layout" svg:width="1.564cm" svg:height="0.353cm" svg:x="17.672cm" svg:y="5.09cm">
          <draw:text-box>
            <text:p text:style-name="P1"><text:span text:style-name="T7"><text:s text:c="2"/></text:span><text:span text:style-name="T7">Jun <text:s/>2020 </text:span></text:p>
          </draw:text-box>
        </draw:frame>
        <draw:frame draw:style-name="gr6" draw:text-style-name="P7" draw:layer="layout" svg:width="1.818cm" svg:height="0.353cm" svg:x="2.541cm" svg:y="5.469cm">
          <draw:text-box>
            <text:p text:style-name="P1"><text:span text:style-name="T7">(anticipated) </text:span></text:p>
          </draw:text-box>
        </draw:frame>
        <draw:frame draw:style-name="gr3" draw:text-style-name="P4" draw:layer="layout" svg:width="7.956cm" svg:height="0.433cm" svg:x="2.541cm" svg:y="5.838cm">
          <draw:text-box>
            <text:p text:style-name="P1"><text:span text:style-name="T3">Masters of Advanced Studies in Clinical Research </text:span></text:p>
          </draw:text-box>
        </draw:frame>
        <draw:frame draw:style-name="gr6" draw:text-style-name="P7" draw:layer="layout" svg:width="0.317cm" svg:height="0.353cm" svg:x="2.541cm" svg:y="6.281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5.941cm" svg:height="0.433cm" svg:x="2.541cm" svg:y="6.651cm">
          <draw:text-box>
            <text:p text:style-name="P1"><text:span text:style-name="T6">University of California, San Diego </text:span></text:p>
          </draw:text-box>
        </draw:frame>
        <draw:frame draw:style-name="gr3" draw:text-style-name="P4" draw:layer="layout" svg:width="0.387cm" svg:height="0.433cm" svg:x="8.894cm" svg:y="6.651cm">
          <draw:text-box>
            <text:p text:style-name="P1"><text:span text:style-name="T3"><text:s/></text:span></text:p>
          </draw:text-box>
        </draw:frame>
        <draw:frame draw:style-name="gr6" draw:text-style-name="P7" draw:layer="layout" svg:width="0.317cm" svg:height="0.353cm" svg:x="8.991cm" svg:y="6.714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0.317cm" svg:height="0.353cm" svg:x="10.165cm" svg:y="6.714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0.317cm" svg:height="0.353cm" svg:x="11.435cm" svg:y="6.714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0.317cm" svg:height="0.353cm" svg:x="12.705cm" svg:y="6.714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3.715cm" svg:height="0.353cm" svg:x="13.976cm" svg:y="6.714cm">
          <draw:text-box>
            <text:p text:style-name="P1"><text:span text:style-name="T9"><text:s text:c="30"/></text:span><text:span text:style-name="T7">Sep 2013 </text:span></text:p>
          </draw:text-box>
        </draw:frame>
        <draw:frame draw:style-name="gr6" draw:text-style-name="P7" draw:layer="layout" svg:width="0.317cm" svg:height="0.319cm" svg:x="17.611cm" svg:y="6.78cm">
          <draw:text-box>
            <text:p text:style-name="P1"><text:span text:style-name="T8">–</text:span></text:p>
          </draw:text-box>
        </draw:frame>
        <draw:frame draw:style-name="gr6" draw:text-style-name="P7" draw:layer="layout" svg:width="1.403cm" svg:height="0.353cm" svg:x="17.769cm" svg:y="6.714cm">
          <draw:text-box>
            <text:p text:style-name="P1"><text:span text:style-name="T7"><text:s/></text:span><text:span text:style-name="T7">Jun 2016 </text:span></text:p>
          </draw:text-box>
        </draw:frame>
        <draw:frame draw:style-name="gr3" draw:text-style-name="P4" draw:layer="layout" svg:width="2.881cm" svg:height="0.433cm" svg:x="2.541cm" svg:y="7.101cm">
          <draw:text-box>
            <text:p text:style-name="P1"><text:span text:style-name="T3">Psychology, B.S. <text:s/></text:span></text:p>
          </draw:text-box>
        </draw:frame>
        <draw:frame draw:style-name="gr3" draw:text-style-name="P4" draw:layer="layout" svg:width="3.109cm" svg:height="0.433cm" svg:x="2.541cm" svg:y="7.542cm">
          <draw:text-box>
            <text:p text:style-name="P1"><text:span text:style-name="T3">Magna Cum Laude </text:span></text:p>
          </draw:text-box>
        </draw:frame>
        <draw:frame draw:style-name="gr3" draw:text-style-name="P4" draw:layer="layout" svg:width="0.387cm" svg:height="0.433cm" svg:x="2.541cm" svg:y="7.991cm">
          <draw:text-box>
            <text:p text:style-name="P1"><text:span text:style-name="T6"><text:s/></text:span></text:p>
          </draw:text-box>
        </draw:frame>
        <draw:polygon draw:style-name="gr5" draw:text-style-name="P6" draw:layer="layout" svg:width="16.623cm" svg:height="0.018cm" svg:x="2.487cm" svg:y="9.06cm" svg:viewBox="0 0 16624 19" draw:points="0,19 16624,19 16624,0 0,0">
          <text:p/>
        </draw:polygon>
        <draw:polygon draw:style-name="gr5" draw:text-style-name="P6" draw:layer="layout" svg:width="16.623cm" svg:height="0.017cm" svg:x="2.487cm" svg:y="9.025cm" svg:viewBox="0 0 16624 18" draw:points="0,18 16624,18 16624,0 0,0">
          <text:p/>
        </draw:polygon>
        <draw:frame draw:style-name="gr4" draw:text-style-name="P5" draw:layer="layout" svg:width="4.574cm" svg:height="0.547cm" svg:x="2.541cm" svg:y="8.444cm">
          <draw:text-box>
            <text:p text:style-name="P1"><text:span text:style-name="T4">Research Experience </text:span></text:p>
          </draw:text-box>
        </draw:frame>
        <draw:frame draw:style-name="gr3" draw:text-style-name="P4" draw:layer="layout" svg:width="9.04cm" svg:height="0.433cm" svg:x="2.541cm" svg:y="9.094cm">
          <draw:text-box>
            <text:p text:style-name="P1"><text:span text:style-name="T6">Graduate Student, University of California, San Diego</text:span></text:p>
          </draw:text-box>
        </draw:frame>
        <draw:frame draw:style-name="gr3" draw:text-style-name="P4" draw:layer="layout" svg:width="0.387cm" svg:height="0.454cm" svg:x="11.532cm" svg:y="9.0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7cm" svg:height="0.454cm" svg:x="12.705cm" svg:y="9.0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0.387cm" svg:height="0.454cm" svg:x="13.976cm" svg:y="9.0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.492cm" svg:height="0.454cm" svg:x="15.246cm" svg:y="9.08cm">
          <draw:text-box>
            <text:p text:style-name="P1"><text:span text:style-name="T5"><text:s text:c="11"/></text:span></text:p>
          </draw:text-box>
        </draw:frame>
        <draw:frame draw:style-name="gr6" draw:text-style-name="P7" draw:layer="layout" svg:width="1.463cm" svg:height="0.353cm" svg:x="16.314cm" svg:y="9.157cm">
          <draw:text-box>
            <text:p text:style-name="P1"><text:span text:style-name="T7">June 2019 </text:span></text:p>
          </draw:text-box>
        </draw:frame>
        <draw:frame draw:style-name="gr6" draw:text-style-name="P7" draw:layer="layout" svg:width="0.317cm" svg:height="0.319cm" svg:x="17.761cm" svg:y="9.223cm">
          <draw:text-box>
            <text:p text:style-name="P1"><text:span text:style-name="T8">–</text:span></text:p>
          </draw:text-box>
        </draw:frame>
        <draw:frame draw:style-name="gr6" draw:text-style-name="P7" draw:layer="layout" svg:width="1.183cm" svg:height="0.353cm" svg:x="17.919cm" svg:y="9.157cm">
          <draw:text-box>
            <text:p text:style-name="P1"><text:span text:style-name="T7"><text:s/></text:span><text:span text:style-name="T7">Present </text:span></text:p>
          </draw:text-box>
        </draw:frame>
        <draw:frame draw:style-name="gr3" draw:text-style-name="P4" draw:layer="layout" svg:width="7.956cm" svg:height="0.433cm" svg:x="2.541cm" svg:y="9.544cm">
          <draw:text-box>
            <text:p text:style-name="P1"><text:span text:style-name="T10">Masters of Advanced Studies in Clinical Research </text:span></text:p>
          </draw:text-box>
        </draw:frame>
        <draw:frame draw:style-name="gr3" draw:text-style-name="P4" draw:layer="layout" svg:width="9.671cm" svg:height="0.433cm" svg:x="2.541cm" svg:y="9.985cm">
          <draw:text-box>
            <text:p text:style-name="P1"><text:span text:style-name="T10">Contact: Jona Hattangadi-Gluth, M.D; jhattangadi@ucsd.edu </text:span></text:p>
          </draw:text-box>
        </draw:frame>
        <draw:frame draw:style-name="gr3" draw:text-style-name="P4" draw:layer="layout" svg:width="0.387cm" svg:height="0.391cm" svg:x="3.177cm" svg:y="10.505cm">
          <draw:text-box>
            <text:p text:style-name="P1"><text:span text:style-name="T11">•</text:span></text:p>
          </draw:text-box>
        </draw:frame>
        <draw:frame draw:style-name="gr3" draw:text-style-name="P4" draw:layer="layout" svg:width="0.387cm" svg:height="0.433cm" svg:x="3.353cm" svg:y="10.456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4.81cm" svg:height="0.433cm" svg:x="3.812cm" svg:y="10.462cm">
          <draw:text-box>
            <text:p text:style-name="P1"><text:span text:style-name="T3">Investigated neurocognitive and endocrine outcomes in pediatric primary brain tumor patients </text:span></text:p>
          </draw:text-box>
        </draw:frame>
        <draw:frame draw:style-name="gr3" draw:text-style-name="P4" draw:layer="layout" svg:width="6.407cm" svg:height="0.433cm" svg:x="3.812cm" svg:y="10.903cm">
          <draw:text-box>
            <text:p text:style-name="P1"><text:span text:style-name="T3">treated with proton and photon radiation </text:span></text:p>
          </draw:text-box>
        </draw:frame>
        <draw:frame draw:style-name="gr3" draw:text-style-name="P4" draw:layer="layout" svg:width="0.387cm" svg:height="0.391cm" svg:x="3.177cm" svg:y="11.423cm">
          <draw:text-box>
            <text:p text:style-name="P1"><text:span text:style-name="T11">•</text:span></text:p>
          </draw:text-box>
        </draw:frame>
        <draw:frame draw:style-name="gr3" draw:text-style-name="P4" draw:layer="layout" svg:width="0.387cm" svg:height="0.433cm" svg:x="3.353cm" svg:y="11.373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4.865cm" svg:height="0.433cm" svg:x="3.812cm" svg:y="11.379cm">
          <draw:text-box>
            <text:p text:style-name="P1"><text:span text:style-name="T3">Utilized cost-effectiveness analysis via TreeAge to examine ipilimumab-nivolumab therapy in </text:span></text:p>
          </draw:text-box>
        </draw:frame>
        <draw:frame draw:style-name="gr3" draw:text-style-name="P4" draw:layer="layout" svg:width="5.844cm" svg:height="0.433cm" svg:x="3.812cm" svg:y="11.829cm">
          <draw:text-box>
            <text:p text:style-name="P1"><text:span text:style-name="T3">advanced non-small-cell lung cancer </text:span></text:p>
          </draw:text-box>
        </draw:frame>
        <draw:frame draw:style-name="gr3" draw:text-style-name="P4" draw:layer="layout" svg:width="0.387cm" svg:height="0.391cm" svg:x="3.177cm" svg:y="12.349cm">
          <draw:text-box>
            <text:p text:style-name="P1"><text:span text:style-name="T11">•</text:span></text:p>
          </draw:text-box>
        </draw:frame>
        <draw:frame draw:style-name="gr3" draw:text-style-name="P4" draw:layer="layout" svg:width="0.387cm" svg:height="0.433cm" svg:x="3.353cm" svg:y="12.3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5.25cm" svg:height="0.433cm" svg:x="3.812cm" svg:y="12.306cm">
          <draw:text-box>
            <text:p text:style-name="P1"><text:span text:style-name="T3">Explored associations between biomarkers of post-radiation cerebellar injury and neurocognitive </text:span></text:p>
          </draw:text-box>
        </draw:frame>
        <draw:frame draw:style-name="gr3" draw:text-style-name="P4" draw:layer="layout" svg:width="6.221cm" svg:height="0.433cm" svg:x="3.812cm" svg:y="12.747cm">
          <draw:text-box>
            <text:p text:style-name="P1"><text:span text:style-name="T3">decline in primary brain tumor patients </text:span></text:p>
          </draw:text-box>
        </draw:frame>
        <draw:frame draw:style-name="gr3" draw:text-style-name="P4" draw:layer="layout" svg:width="0.387cm" svg:height="0.391cm" svg:x="3.177cm" svg:y="13.267cm">
          <draw:text-box>
            <text:p text:style-name="P1"><text:span text:style-name="T11">•</text:span></text:p>
          </draw:text-box>
        </draw:frame>
        <draw:frame draw:style-name="gr3" draw:text-style-name="P4" draw:layer="layout" svg:width="0.387cm" svg:height="0.433cm" svg:x="3.353cm" svg:y="13.217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4.251cm" svg:height="0.433cm" svg:x="3.812cm" svg:y="13.223cm">
          <draw:text-box>
            <text:p text:style-name="P1"><text:span text:style-name="T3">Prospectively examined quality of life associations in a cohort of brain metastases patients </text:span></text:p>
          </draw:text-box>
        </draw:frame>
        <draw:frame draw:style-name="gr3" draw:text-style-name="P4" draw:layer="layout" svg:width="8.011cm" svg:height="0.433cm" svg:x="3.812cm" svg:y="13.673cm">
          <draw:text-box>
            <text:p text:style-name="P1"><text:span text:style-name="T3">receiving radiotherapy (manuscript in preparation) </text:span></text:p>
          </draw:text-box>
        </draw:frame>
        <draw:frame draw:style-name="gr6" draw:text-style-name="P7" draw:layer="layout" svg:width="0.317cm" svg:height="0.353cm" svg:x="3.812cm" svg:y="14.115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1.098cm" svg:height="0.433cm" svg:x="2.541cm" svg:y="14.484cm">
          <draw:text-box>
            <text:p text:style-name="P1"><text:span text:style-name="T6">Summer Research Fellowship, University of California, San Diego </text:span></text:p>
          </draw:text-box>
        </draw:frame>
        <draw:frame draw:style-name="gr3" draw:text-style-name="P4" draw:layer="layout" svg:width="0.387cm" svg:height="0.433cm" svg:x="13.976cm" svg:y="14.484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976cm" svg:height="0.433cm" svg:x="15.246cm" svg:y="14.484cm">
          <draw:text-box>
            <text:p text:style-name="P1"><text:span text:style-name="T6"><text:s text:c="10"/></text:span></text:p>
          </draw:text-box>
        </draw:frame>
        <draw:frame draw:style-name="gr6" draw:text-style-name="P7" draw:layer="layout" svg:width="1.407cm" svg:height="0.353cm" svg:x="16.217cm" svg:y="14.547cm">
          <draw:text-box>
            <text:p text:style-name="P1"><text:span text:style-name="T7">Mar 2017 </text:span></text:p>
          </draw:text-box>
        </draw:frame>
        <draw:frame draw:style-name="gr6" draw:text-style-name="P7" draw:layer="layout" svg:width="0.317cm" svg:height="0.319cm" svg:x="17.575cm" svg:y="14.613cm">
          <draw:text-box>
            <text:p text:style-name="P1"><text:span text:style-name="T8">–</text:span></text:p>
          </draw:text-box>
        </draw:frame>
        <draw:frame draw:style-name="gr6" draw:text-style-name="P7" draw:layer="layout" svg:width="1.454cm" svg:height="0.353cm" svg:x="17.734cm" svg:y="14.547cm">
          <draw:text-box>
            <text:p text:style-name="P1"><text:span text:style-name="T7"><text:s/></text:span><text:span text:style-name="T7">Aug 2017 </text:span></text:p>
          </draw:text-box>
        </draw:frame>
        <draw:frame draw:style-name="gr3" draw:text-style-name="P4" draw:layer="layout" svg:width="6.873cm" svg:height="0.433cm" svg:x="2.541cm" svg:y="14.926cm">
          <draw:text-box>
            <text:p text:style-name="P1"><text:span text:style-name="T3">UCSD Summer Research Training Program</text:span></text:p>
          </draw:text-box>
        </draw:frame>
        <draw:frame draw:style-name="gr6" draw:text-style-name="P7" draw:layer="layout" svg:width="0.317cm" svg:height="0.353cm" svg:x="9.379cm" svg:y="14.989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9.671cm" svg:height="0.433cm" svg:x="2.541cm" svg:y="15.376cm">
          <draw:text-box>
            <text:p text:style-name="P1"><text:span text:style-name="T10">Contact: Jona Hattangadi-Gluth, M.D; jhattangadi@ucsd.edu </text:span></text:p>
          </draw:text-box>
        </draw:frame>
        <draw:frame draw:style-name="gr3" draw:text-style-name="P4" draw:layer="layout" svg:width="0.387cm" svg:height="0.391cm" svg:x="3.177cm" svg:y="15.887cm">
          <draw:text-box>
            <text:p text:style-name="P1"><text:span text:style-name="T11">•</text:span></text:p>
          </draw:text-box>
        </draw:frame>
        <draw:frame draw:style-name="gr3" draw:text-style-name="P4" draw:layer="layout" svg:width="0.387cm" svg:height="0.433cm" svg:x="3.353cm" svg:y="15.838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0.64cm" svg:height="0.433cm" svg:x="3.812cm" svg:y="15.843cm">
          <draw:text-box>
            <text:p text:style-name="P1"><text:span text:style-name="T10">Analyzing radiation sequelae in pediatric medulloblastoma patients </text:span></text:p>
          </draw:text-box>
        </draw:frame>
        <draw:frame draw:style-name="gr3" draw:text-style-name="P4" draw:layer="layout" svg:width="0.387cm" svg:height="0.391cm" svg:x="3.177cm" svg:y="16.363cm">
          <draw:text-box>
            <text:p text:style-name="P1"><text:span text:style-name="T11">•</text:span></text:p>
          </draw:text-box>
        </draw:frame>
        <draw:frame draw:style-name="gr3" draw:text-style-name="P4" draw:layer="layout" svg:width="0.387cm" svg:height="0.433cm" svg:x="3.353cm" svg:y="16.314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2.901cm" svg:height="0.433cm" svg:x="3.812cm" svg:y="16.319cm">
          <draw:text-box>
            <text:p text:style-name="P1"><text:span text:style-name="T10">Organized a book chapter outlining treatment of Pleomorphic xanthoastrocytoma <text:s/></text:span></text:p>
          </draw:text-box>
        </draw:frame>
        <draw:frame draw:style-name="gr3" draw:text-style-name="P4" draw:layer="layout" svg:width="0.387cm" svg:height="0.391cm" svg:x="3.177cm" svg:y="16.84cm">
          <draw:text-box>
            <text:p text:style-name="P1"><text:span text:style-name="T11">•</text:span></text:p>
          </draw:text-box>
        </draw:frame>
        <draw:frame draw:style-name="gr3" draw:text-style-name="P4" draw:layer="layout" svg:width="0.387cm" svg:height="0.433cm" svg:x="3.353cm" svg:y="16.79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15.678cm" svg:height="0.433cm" svg:x="3.812cm" svg:y="16.796cm">
          <draw:text-box>
            <text:p text:style-name="P1"><text:span text:style-name="T10">Contouring <text:s/>brain <text:s/>CT/MRI <text:s/>scans <text:s/>to <text:s/>help <text:s/>analyze <text:s/>the <text:s/>relationship <text:s/>between <text:s/>radiation <text:s/>dose <text:s/>and </text:span></text:p>
          </draw:text-box>
        </draw:frame>
        <draw:frame draw:style-name="gr3" draw:text-style-name="P4" draw:layer="layout" svg:width="4.041cm" svg:height="0.433cm" svg:x="3.812cm" svg:y="17.246cm">
          <draw:text-box>
            <text:p text:style-name="P1"><text:span text:style-name="T10">neurocognitive outcomes </text:span></text:p>
          </draw:text-box>
        </draw:frame>
        <draw:frame draw:style-name="gr6" draw:text-style-name="P7" draw:layer="layout" svg:width="0.317cm" svg:height="0.353cm" svg:x="2.541cm" svg:y="17.688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5.209cm" svg:height="0.547cm" svg:x="2.541cm" svg:y="18.06cm">
          <draw:text-box>
            <text:p text:style-name="P1"><text:span text:style-name="T4">Honors, Awards, Grants</text:span></text:p>
          </draw:text-box>
        </draw:frame>
        <draw:polygon draw:style-name="gr5" draw:text-style-name="P6" draw:layer="layout" svg:width="16.623cm" svg:height="0.018cm" svg:x="2.487cm" svg:y="18.676cm" svg:viewBox="0 0 16624 19" draw:points="0,19 16624,19 16624,0 0,0">
          <text:p/>
        </draw:polygon>
        <draw:polygon draw:style-name="gr5" draw:text-style-name="P6" draw:layer="layout" svg:width="16.623cm" svg:height="0.018cm" svg:x="2.487cm" svg:y="18.641cm" svg:viewBox="0 0 16624 19" draw:points="0,19 16624,19 16624,0 0,0">
          <text:p/>
        </draw:polygon>
        <draw:frame draw:style-name="gr3" draw:text-style-name="P4" draw:layer="layout" svg:width="0.387cm" svg:height="0.433cm" svg:x="7.729cm" svg:y="18.155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17cm" svg:height="0.319cm" svg:x="3.177cm" svg:y="18.809cm">
          <draw:text-box>
            <text:p text:style-name="P1"><text:span text:style-name="T13">•</text:span></text:p>
          </draw:text-box>
        </draw:frame>
        <draw:frame draw:style-name="gr6" draw:text-style-name="P7" draw:layer="layout" svg:width="0.317cm" svg:height="0.357cm" svg:x="3.327cm" svg:y="18.769cm">
          <draw:text-box>
            <text:p text:style-name="P1"><text:span text:style-name="T14"><text:s/></text:span></text:p>
          </draw:text-box>
        </draw:frame>
        <draw:frame draw:style-name="gr3" draw:text-style-name="P4" draw:layer="layout" svg:width="12.905cm" svg:height="0.433cm" svg:x="3.812cm" svg:y="18.71cm">
          <draw:text-box>
            <text:p text:style-name="P1"><text:span text:style-name="T3">Altman Clinical and Translational Research Institute TL1 Training Grant <text:s text:c="14"/></text:span></text:p>
          </draw:text-box>
        </draw:frame>
        <draw:frame draw:style-name="gr6" draw:text-style-name="P7" draw:layer="layout" svg:width="1.251cm" svg:height="0.353cm" svg:x="16.447cm" svg:y="18.773cm">
          <draw:text-box>
            <text:p text:style-name="P1"><text:span text:style-name="T9">Jun 2019 </text:span></text:p>
          </draw:text-box>
        </draw:frame>
        <draw:frame draw:style-name="gr6" draw:text-style-name="P7" draw:layer="layout" svg:width="0.317cm" svg:height="0.319cm" svg:x="17.664cm" svg:y="18.839cm">
          <draw:text-box>
            <text:p text:style-name="P1"><text:span text:style-name="T15">–</text:span></text:p>
          </draw:text-box>
        </draw:frame>
        <draw:frame draw:style-name="gr6" draw:text-style-name="P7" draw:layer="layout" svg:width="1.331cm" svg:height="0.353cm" svg:x="17.831cm" svg:y="18.773cm">
          <draw:text-box>
            <text:p text:style-name="P1"><text:span text:style-name="T9"><text:s/></text:span><text:span text:style-name="T9">Jun 2021 </text:span></text:p>
          </draw:text-box>
        </draw:frame>
        <draw:frame draw:style-name="gr6" draw:text-style-name="P7" draw:layer="layout" svg:width="0.317cm" svg:height="0.319cm" svg:x="3.177cm" svg:y="19.259cm">
          <draw:text-box>
            <text:p text:style-name="P1"><text:span text:style-name="T13">•</text:span></text:p>
          </draw:text-box>
        </draw:frame>
        <draw:frame draw:style-name="gr6" draw:text-style-name="P7" draw:layer="layout" svg:width="0.317cm" svg:height="0.357cm" svg:x="3.327cm" svg:y="19.218cm">
          <draw:text-box>
            <text:p text:style-name="P1"><text:span text:style-name="T14"><text:s/></text:span></text:p>
          </draw:text-box>
        </draw:frame>
        <draw:frame draw:style-name="gr3" draw:text-style-name="P4" draw:layer="layout" svg:width="10.429cm" svg:height="0.433cm" svg:x="3.812cm" svg:y="19.16cm">
          <draw:text-box>
            <text:p text:style-name="P1"><text:span text:style-name="T3">Research Fellowship, UCSD Summer Research Training Program </text:span></text:p>
          </draw:text-box>
        </draw:frame>
        <draw:frame draw:style-name="gr3" draw:text-style-name="P4" draw:layer="layout" svg:width="1.17cm" svg:height="0.433cm" svg:x="15.246cm" svg:y="19.16cm">
          <draw:text-box>
            <text:p text:style-name="P1"><text:span text:style-name="T3"><text:s text:c="12"/></text:span></text:p>
          </draw:text-box>
        </draw:frame>
        <draw:frame draw:style-name="gr6" draw:text-style-name="P7" draw:layer="layout" svg:width="1.251cm" svg:height="0.353cm" svg:x="16.411cm" svg:y="19.223cm">
          <draw:text-box>
            <text:p text:style-name="P1"><text:span text:style-name="T9">Jun 2017 </text:span></text:p>
          </draw:text-box>
        </draw:frame>
        <draw:frame draw:style-name="gr6" draw:text-style-name="P7" draw:layer="layout" svg:width="0.317cm" svg:height="0.319cm" svg:x="17.628cm" svg:y="19.289cm">
          <draw:text-box>
            <text:p text:style-name="P1"><text:span text:style-name="T15">–</text:span></text:p>
          </draw:text-box>
        </draw:frame>
        <draw:frame draw:style-name="gr6" draw:text-style-name="P7" draw:layer="layout" svg:width="1.365cm" svg:height="0.353cm" svg:x="17.796cm" svg:y="19.223cm">
          <draw:text-box>
            <text:p text:style-name="P1"><text:span text:style-name="T9"><text:s/></text:span><text:span text:style-name="T9">Sep 2017 </text:span></text:p>
          </draw:text-box>
        </draw:frame>
        <draw:frame draw:style-name="gr6" draw:text-style-name="P7" draw:layer="layout" svg:width="0.317cm" svg:height="0.319cm" svg:x="3.177cm" svg:y="19.7cm">
          <draw:text-box>
            <text:p text:style-name="P1"><text:span text:style-name="T13">•</text:span></text:p>
          </draw:text-box>
        </draw:frame>
        <draw:frame draw:style-name="gr6" draw:text-style-name="P7" draw:layer="layout" svg:width="0.317cm" svg:height="0.357cm" svg:x="3.327cm" svg:y="19.659cm">
          <draw:text-box>
            <text:p text:style-name="P1"><text:span text:style-name="T14"><text:s/></text:span></text:p>
          </draw:text-box>
        </draw:frame>
        <draw:frame draw:style-name="gr3" draw:text-style-name="P4" draw:layer="layout" svg:width="8.456cm" svg:height="0.433cm" svg:x="3.812cm" svg:y="19.601cm">
          <draw:text-box>
            <text:p text:style-name="P1"><text:span text:style-name="T3">Medical Scholar, University of California, San Diego </text:span></text:p>
          </draw:text-box>
        </draw:frame>
        <draw:frame draw:style-name="gr3" draw:text-style-name="P4" draw:layer="layout" svg:width="0.387cm" svg:height="0.433cm" svg:x="12.705cm" svg:y="19.60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33cm" svg:x="13.976cm" svg:y="19.60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.365cm" svg:height="0.433cm" svg:x="15.246cm" svg:y="19.601cm">
          <draw:text-box>
            <text:p text:style-name="P1"><text:span text:style-name="T3"><text:s text:c="14"/></text:span></text:p>
          </draw:text-box>
        </draw:frame>
        <draw:frame draw:style-name="gr6" draw:text-style-name="P7" draw:layer="layout" svg:width="1.285cm" svg:height="0.353cm" svg:x="16.605cm" svg:y="19.664cm">
          <draw:text-box>
            <text:p text:style-name="P1"><text:span text:style-name="T9">Sep 2013 </text:span></text:p>
          </draw:text-box>
        </draw:frame>
        <draw:frame draw:style-name="gr6" draw:text-style-name="P7" draw:layer="layout" svg:width="0.317cm" svg:height="0.319cm" svg:x="17.875cm" svg:y="19.73cm">
          <draw:text-box>
            <text:p text:style-name="P1"><text:span text:style-name="T15">–</text:span></text:p>
          </draw:text-box>
        </draw:frame>
        <draw:frame draw:style-name="gr6" draw:text-style-name="P7" draw:layer="layout" svg:width="1.081cm" svg:height="0.353cm" svg:x="18.035cm" svg:y="19.664cm">
          <draw:text-box>
            <text:p text:style-name="P1"><text:span text:style-name="T9"><text:s/></text:span><text:span text:style-name="T9">present </text:span></text:p>
          </draw:text-box>
        </draw:frame>
        <draw:frame draw:style-name="gr6" draw:text-style-name="P7" draw:layer="layout" svg:width="0.317cm" svg:height="0.353cm" svg:x="2.541cm" svg:y="20.043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4.616cm" svg:height="0.547cm" svg:x="2.541cm" svg:y="20.425cm">
          <draw:text-box>
            <text:p text:style-name="P1"><text:span text:style-name="T4">Volunteer Experience</text:span></text:p>
          </draw:text-box>
        </draw:frame>
        <draw:polygon draw:style-name="gr5" draw:text-style-name="P6" draw:layer="layout" svg:width="16.623cm" svg:height="0.018cm" svg:x="2.487cm" svg:y="21.041cm" svg:viewBox="0 0 16624 19" draw:points="0,19 16624,19 16624,0 0,0">
          <text:p/>
        </draw:polygon>
        <draw:polygon draw:style-name="gr5" draw:text-style-name="P6" draw:layer="layout" svg:width="16.623cm" svg:height="0.017cm" svg:x="2.487cm" svg:y="21.006cm" svg:viewBox="0 0 16624 18" draw:points="0,18 16624,18 16624,0 0,0">
          <text:p/>
        </draw:polygon>
        <draw:frame draw:style-name="gr3" draw:text-style-name="P4" draw:layer="layout" svg:width="0.387cm" svg:height="0.433cm" svg:x="7.138cm" svg:y="20.519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8.418cm" svg:height="0.433cm" svg:x="2.541cm" svg:y="21.075cm">
          <draw:text-box>
            <text:p text:style-name="P1"><text:span text:style-name="T6">Lab Manager, University of California, San Diego </text:span></text:p>
          </draw:text-box>
        </draw:frame>
        <draw:frame draw:style-name="gr6" draw:text-style-name="P7" draw:layer="layout" svg:width="0.317cm" svg:height="0.353cm" svg:x="11.435cm" svg:y="21.13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2.705cm" svg:y="21.13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3.976cm" svg:y="21.13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2.432cm" svg:height="0.353cm" svg:x="15.246cm" svg:y="21.138cm">
          <draw:text-box>
            <text:p text:style-name="P1"><text:span text:style-name="T7"><text:s text:c="14"/></text:span><text:span text:style-name="T7">Jan 2017 </text:span></text:p>
          </draw:text-box>
        </draw:frame>
        <draw:frame draw:style-name="gr6" draw:text-style-name="P7" draw:layer="layout" svg:width="0.317cm" svg:height="0.319cm" svg:x="17.628cm" svg:y="21.204cm">
          <draw:text-box>
            <text:p text:style-name="P1"><text:span text:style-name="T8">–</text:span></text:p>
          </draw:text-box>
        </draw:frame>
        <draw:frame draw:style-name="gr6" draw:text-style-name="P7" draw:layer="layout" svg:width="1.466cm" svg:height="0.353cm" svg:x="17.787cm" svg:y="21.138cm">
          <draw:text-box>
            <text:p text:style-name="P1"><text:span text:style-name="T7"><text:s/></text:span><text:span text:style-name="T7">Jan 2018 <text:s/></text:span></text:p>
          </draw:text-box>
        </draw:frame>
        <draw:frame draw:style-name="gr6" draw:text-style-name="P7" draw:layer="layout" svg:width="3.202cm" svg:height="0.353cm" svg:x="2.541cm" svg:y="21.517cm">
          <draw:text-box>
            <text:p text:style-name="P1"><text:span text:style-name="T9">Student-Run Free Clinic </text:span></text:p>
          </draw:text-box>
        </draw:frame>
        <draw:frame draw:style-name="gr6" draw:text-style-name="P7" draw:layer="layout" svg:width="0.317cm" svg:height="0.319cm" svg:x="3.177cm" svg:y="21.941cm">
          <draw:text-box>
            <text:p text:style-name="P1"><text:span text:style-name="T13">•</text:span></text:p>
          </draw:text-box>
        </draw:frame>
        <draw:frame draw:style-name="gr6" draw:text-style-name="P7" draw:layer="layout" svg:width="0.317cm" svg:height="0.357cm" svg:x="3.327cm" svg:y="21.901cm">
          <draw:text-box>
            <text:p text:style-name="P1"><text:span text:style-name="T14"><text:s/></text:span></text:p>
          </draw:text-box>
        </draw:frame>
        <draw:frame draw:style-name="gr6" draw:text-style-name="P7" draw:layer="layout" svg:width="7cm" svg:height="0.353cm" svg:x="3.812cm" svg:y="21.905cm">
          <draw:text-box>
            <text:p text:style-name="P1"><text:span text:style-name="T9">Provided phlebotomy and lab result follow-up for San </text:span></text:p>
          </draw:text-box>
        </draw:frame>
        <draw:frame draw:style-name="gr6" draw:text-style-name="P7" draw:layer="layout" svg:width="4.074cm" svg:height="0.319cm" svg:x="10.764cm" svg:y="21.971cm">
          <draw:text-box>
            <text:p text:style-name="P1"><text:span text:style-name="T15">Diego’s uninsured communities</text:span></text:p>
          </draw:text-box>
        </draw:frame>
        <draw:frame draw:style-name="gr6" draw:text-style-name="P7" draw:layer="layout" svg:width="0.317cm" svg:height="0.353cm" svg:x="14.823cm" svg:y="21.905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0.493cm" svg:height="0.547cm" svg:x="2.541cm" svg:y="22.27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3.38cm" svg:height="0.547cm" svg:x="2.541cm" svg:y="22.842cm">
          <draw:text-box>
            <text:p text:style-name="P1"><text:span text:style-name="T4">Other Activities</text:span></text:p>
          </draw:text-box>
        </draw:frame>
        <draw:polygon draw:style-name="gr5" draw:text-style-name="P6" draw:layer="layout" svg:width="16.623cm" svg:height="0.018cm" svg:x="2.487cm" svg:y="23.466cm" svg:viewBox="0 0 16624 19" draw:points="0,19 16624,19 16624,0 0,0">
          <text:p/>
        </draw:polygon>
        <draw:polygon draw:style-name="gr5" draw:text-style-name="P6" draw:layer="layout" svg:width="16.623cm" svg:height="0.018cm" svg:x="2.487cm" svg:y="23.431cm" svg:viewBox="0 0 16624 19" draw:points="0,19 16624,19 16624,0 0,0">
          <text:p/>
        </draw:polygon>
        <draw:frame draw:style-name="gr3" draw:text-style-name="P4" draw:layer="layout" svg:width="0.387cm" svg:height="0.433cm" svg:x="5.903cm" svg:y="22.936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8.392cm" svg:height="0.433cm" svg:x="2.541cm" svg:y="23.492cm">
          <draw:text-box>
            <text:p text:style-name="P1"><text:span text:style-name="T6">Co-president, Radiation Oncology Interest Group </text:span></text:p>
          </draw:text-box>
        </draw:frame>
        <draw:frame draw:style-name="gr6" draw:text-style-name="P7" draw:layer="layout" svg:width="0.317cm" svg:height="0.353cm" svg:x="11.435cm" svg:y="23.55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2.705cm" svg:y="23.55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3.976cm" svg:y="23.55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5.246cm" svg:y="23.55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6.517cm" svg:y="23.55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806cm" svg:height="0.353cm" svg:x="17.787cm" svg:y="23.555cm">
          <draw:text-box>
            <text:p text:style-name="P1"><text:span text:style-name="T7"><text:s text:c="10"/></text:span></text:p>
          </draw:text-box>
        </draw:frame>
        <draw:frame draw:style-name="gr6" draw:text-style-name="P7" draw:layer="layout" svg:width="0.726cm" svg:height="0.353cm" svg:x="2.541cm" svg:y="23.935cm">
          <draw:text-box>
            <text:p text:style-name="P1"><text:span text:style-name="T7">2019 </text:span></text:p>
          </draw:text-box>
        </draw:frame>
        <draw:frame draw:style-name="gr6" draw:text-style-name="P7" draw:layer="layout" svg:width="0.317cm" svg:height="0.319cm" svg:x="3.256cm" svg:y="24.001cm">
          <draw:text-box>
            <text:p text:style-name="P1"><text:span text:style-name="T8">–</text:span></text:p>
          </draw:text-box>
        </draw:frame>
        <draw:frame draw:style-name="gr6" draw:text-style-name="P7" draw:layer="layout" svg:width="1.166cm" svg:height="0.353cm" svg:x="3.415cm" svg:y="23.935cm">
          <draw:text-box>
            <text:p text:style-name="P1"><text:span text:style-name="T7"><text:s/></text:span><text:span text:style-name="T7">present </text:span></text:p>
          </draw:text-box>
        </draw:frame>
        <draw:frame draw:style-name="gr3" draw:text-style-name="P4" draw:layer="layout" svg:width="2.635cm" svg:height="0.433cm" svg:x="2.541cm" svg:y="24.304cm">
          <draw:text-box>
            <text:p text:style-name="P1"><text:span text:style-name="T6">Senior Mentor </text:span><text:span text:style-name="T3"><text:s/></text:span></text:p>
          </draw:text-box>
        </draw:frame>
        <draw:frame draw:style-name="gr3" draw:text-style-name="P4" draw:layer="layout" svg:width="0.387cm" svg:height="0.433cm" svg:x="6.353cm" svg:y="24.30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33cm" svg:x="7.624cm" svg:y="24.30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33cm" svg:x="8.894cm" svg:y="24.30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33cm" svg:x="10.165cm" svg:y="24.30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33cm" svg:x="11.435cm" svg:y="24.30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33cm" svg:x="12.705cm" svg:y="24.30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33cm" svg:x="13.976cm" svg:y="24.30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33cm" svg:x="15.246cm" svg:y="24.30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7cm" svg:height="0.433cm" svg:x="16.517cm" svg:y="24.30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781cm" svg:height="0.433cm" svg:x="17.787cm" svg:y="24.304cm">
          <draw:text-box>
            <text:p text:style-name="P1"><text:span text:style-name="T3"><text:s text:c="8"/></text:span></text:p>
          </draw:text-box>
        </draw:frame>
        <draw:frame draw:style-name="gr6" draw:text-style-name="P7" draw:layer="layout" svg:width="0.726cm" svg:height="0.353cm" svg:x="2.541cm" svg:y="24.746cm">
          <draw:text-box>
            <text:p text:style-name="P1"><text:span text:style-name="T9">2019 </text:span></text:p>
          </draw:text-box>
        </draw:frame>
        <draw:frame draw:style-name="gr6" draw:text-style-name="P7" draw:layer="layout" svg:width="0.317cm" svg:height="0.319cm" svg:x="3.256cm" svg:y="24.812cm">
          <draw:text-box>
            <text:p text:style-name="P1"><text:span text:style-name="T15">–</text:span></text:p>
          </draw:text-box>
        </draw:frame>
        <draw:frame draw:style-name="gr6" draw:text-style-name="P7" draw:layer="layout" svg:width="1.001cm" svg:height="0.353cm" svg:x="3.415cm" svg:y="24.746cm">
          <draw:text-box>
            <text:p text:style-name="P1"><text:span text:style-name="T9"><text:s/></text:span><text:span text:style-name="T9">present</text:span></text:p>
          </draw:text-box>
        </draw:frame>
        <draw:frame draw:style-name="gr4" draw:text-style-name="P5" draw:layer="layout" svg:width="0.493cm" svg:height="0.547cm" svg:x="4.411cm" svg:y="24.589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93cm" svg:height="0.547cm" svg:x="2.541cm" svg:y="25.127cm">
          <draw:text-box>
            <text:p text:style-name="P1"><text:span text:style-name="T4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52cm" svg:height="0.412cm" svg:x="2.541cm" svg:y="0.3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2cm" svg:height="0.412cm" svg:x="2.541cm" svg:y="26.281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2.627cm" svg:height="0.547cm" svg:x="2.541cm" svg:y="1.413cm">
          <draw:text-box>
            <text:p text:style-name="P1"><text:span text:style-name="T4">Publications</text:span></text:p>
          </draw:text-box>
        </draw:frame>
        <draw:polygon draw:style-name="gr5" draw:text-style-name="P6" draw:layer="layout" svg:width="16.623cm" svg:height="0.017cm" svg:x="2.487cm" svg:y="2.038cm" svg:viewBox="0 0 16624 18" draw:points="0,18 16624,18 16624,0 0,0">
          <text:p/>
        </draw:polygon>
        <draw:polygon draw:style-name="gr5" draw:text-style-name="P6" draw:layer="layout" svg:width="16.623cm" svg:height="0.017cm" svg:x="2.487cm" svg:y="2.003cm" svg:viewBox="0 0 16624 18" draw:points="0,18 16624,18 16624,0 0,0">
          <text:p/>
        </draw:polygon>
        <draw:frame draw:style-name="gr3" draw:text-style-name="P4" draw:layer="layout" svg:width="0.387cm" svg:height="0.433cm" svg:x="5.152cm" svg:y="1.507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17cm" svg:height="0.353cm" svg:x="2.541cm" svg:y="2.064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6.475cm" svg:height="0.353cm" svg:x="2.541cm" svg:y="2.426cm">
          <draw:text-box>
            <text:p text:style-name="P1"><text:span text:style-name="T7">Anthony T. Yip, </text:span><text:span text:style-name="T9">Huynh-Le, M. P., Hattangadi-Gluth, J. A. Pleomorphic Xanthroastrocytoma (PAX). In: Halasz L. </text:span><text:span text:style-name="T16">Intracranial </text:span></text:p>
          </draw:text-box>
        </draw:frame>
        <draw:frame draw:style-name="gr6" draw:text-style-name="P7" draw:layer="layout" svg:width="15.852cm" svg:height="0.353cm" svg:x="2.541cm" svg:y="2.796cm">
          <draw:text-box>
            <text:p text:style-name="P1"><text:span text:style-name="T16">and Spinal Radiotherapy: A Practical Guide on Treatment Techniques. </text:span><text:span text:style-name="T9">Springer International Publishing AG; 2020. (Book </text:span></text:p>
          </draw:text-box>
        </draw:frame>
        <draw:frame draw:style-name="gr6" draw:text-style-name="P7" draw:layer="layout" svg:width="2.339cm" svg:height="0.353cm" svg:x="2.541cm" svg:y="3.158cm">
          <draw:text-box>
            <text:p text:style-name="P1"><text:span text:style-name="T9">Chapter in press) <text:s/></text:span></text:p>
          </draw:text-box>
        </draw:frame>
        <draw:frame draw:style-name="gr6" draw:text-style-name="P7" draw:layer="layout" svg:width="0.317cm" svg:height="0.353cm" svg:x="2.541cm" svg:y="3.51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2.14cm" svg:height="0.353cm" svg:x="2.541cm" svg:y="3.89cm">
          <draw:text-box>
            <text:p text:style-name="P1"><text:span text:style-name="T7">Anthony T. Yip</text:span></text:p>
          </draw:text-box>
        </draw:frame>
        <draw:frame draw:style-name="gr7" draw:text-style-name="P8" draw:layer="layout" svg:width="0.211cm" svg:height="0.239cm" svg:x="4.667cm" svg:y="3.861cm">
          <draw:text-box>
            <text:p text:style-name="P1"><text:span text:style-name="T17">1</text:span></text:p>
          </draw:text-box>
        </draw:frame>
        <draw:frame draw:style-name="gr6" draw:text-style-name="P7" draw:layer="layout" svg:width="2.127cm" svg:height="0.353cm" svg:x="4.773cm" svg:y="3.89cm">
          <draw:text-box>
            <text:p text:style-name="P1"><text:span text:style-name="T9">, Courtney, P. T.</text:span></text:p>
          </draw:text-box>
        </draw:frame>
        <draw:frame draw:style-name="gr7" draw:text-style-name="P8" draw:layer="layout" svg:width="0.211cm" svg:height="0.239cm" svg:x="6.882cm" svg:y="3.878cm">
          <draw:text-box>
            <text:p text:style-name="P1"><text:span text:style-name="T18">1</text:span></text:p>
          </draw:text-box>
        </draw:frame>
        <draw:frame draw:style-name="gr6" draw:text-style-name="P7" draw:layer="layout" svg:width="11.123cm" svg:height="0.353cm" svg:x="6.988cm" svg:y="3.89cm">
          <draw:text-box>
            <text:p text:style-name="P1"><text:span text:style-name="T9">, Cherry, D. R., Salans, M. A., Kumar, A., Murphy, J. D. (2020). Cost-effectiveness of </text:span></text:p>
          </draw:text-box>
        </draw:frame>
        <draw:frame draw:style-name="gr6" draw:text-style-name="P7" draw:layer="layout" svg:width="9.789cm" svg:height="0.353cm" svg:x="2.541cm" svg:y="4.252cm">
          <draw:text-box>
            <text:p text:style-name="P1"><text:span text:style-name="T9">combination ipilimumab-nivolumab in advanced non-small-cell lung cancer.</text:span></text:p>
          </draw:text-box>
        </draw:frame>
        <draw:frame draw:style-name="gr8" draw:text-style-name="P9" draw:layer="layout" svg:width="0.334cm" svg:height="0.39cm" svg:x="12.291cm" svg:y="4.224cm">
          <draw:text-box>
            <text:p text:style-name="P1"><text:span text:style-name="T19"><text:s/></text:span></text:p>
          </draw:text-box>
        </draw:frame>
        <draw:frame draw:style-name="gr6" draw:text-style-name="P7" draw:layer="layout" svg:width="5.247cm" svg:height="0.353cm" svg:x="12.361cm" svg:y="4.252cm">
          <draw:text-box>
            <text:p text:style-name="P1"><text:span text:style-name="T9">Journal of Clinical Oncology. (Abstract) </text:span></text:p>
          </draw:text-box>
        </draw:frame>
        <draw:frame draw:style-name="gr6" draw:text-style-name="P7" draw:layer="layout" svg:width="0.317cm" svg:height="0.353cm" svg:x="2.541cm" svg:y="4.622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6.555cm" svg:height="0.353cm" svg:x="2.541cm" svg:y="4.984cm">
          <draw:text-box>
            <text:p text:style-name="P1"><text:span text:style-name="T7">Anthony T. Yip, </text:span><text:span text:style-name="T9">Huynh-Le, M. P., Crawford, J., Kaner, R., MacEwan, I., Hattangadi-Gluth, J. A. (2020). Comparing Endocrine </text:span></text:p>
          </draw:text-box>
        </draw:frame>
        <draw:frame draw:style-name="gr6" draw:text-style-name="P7" draw:layer="layout" svg:width="16.461cm" svg:height="0.353cm" svg:x="2.541cm" svg:y="5.346cm">
          <draw:text-box>
            <text:p text:style-name="P1"><text:span text:style-name="T9">and Neurocognitive Outcomes in Pediatric Brain Tumor Patients Treated with Proton vs Photon Radiation. International Journal </text:span></text:p>
          </draw:text-box>
        </draw:frame>
        <draw:frame draw:style-name="gr6" draw:text-style-name="P7" draw:layer="layout" svg:width="4.46cm" svg:height="0.353cm" svg:x="2.541cm" svg:y="5.716cm">
          <draw:text-box>
            <text:p text:style-name="P1"><text:span text:style-name="T9">of Radiation Oncology. (Abstract) </text:span></text:p>
          </draw:text-box>
        </draw:frame>
        <draw:frame draw:style-name="gr6" draw:text-style-name="P7" draw:layer="layout" svg:width="0.317cm" svg:height="0.353cm" svg:x="2.541cm" svg:y="6.078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16.512cm" svg:height="0.353cm" svg:x="2.541cm" svg:y="6.448cm">
          <draw:text-box>
            <text:p text:style-name="P1"><text:span text:style-name="T7">Anthony T. Yip, </text:span><text:span text:style-name="T9">Salans, M. A., Tibbs, M. D., Karunamuni, R., Huynh-Le, M. P., Macari, A. C., Tringale, K. R., McDonald, C., </text:span></text:p>
          </draw:text-box>
        </draw:frame>
        <draw:frame draw:style-name="gr6" draw:text-style-name="P7" draw:layer="layout" svg:width="15.767cm" svg:height="0.353cm" svg:x="2.541cm" svg:y="6.811cm">
          <draw:text-box>
            <text:p text:style-name="P1"><text:span text:style-name="T9">Hattangadi-Gluth, J. A.(2020). Biomarkers of post-radiation cerebellar injury are associated with neurocognitive decline in </text:span></text:p>
          </draw:text-box>
        </draw:frame>
        <draw:frame draw:style-name="gr6" draw:text-style-name="P7" draw:layer="layout" svg:width="11.009cm" svg:height="0.353cm" svg:x="2.541cm" svg:y="7.172cm">
          <draw:text-box>
            <text:p text:style-name="P1"><text:span text:style-name="T9">primary brain tumor patients. International Journal of Radiation Oncology. (Abstract) </text:span></text:p>
          </draw:text-box>
        </draw:frame>
        <draw:frame draw:style-name="gr6" draw:text-style-name="P7" draw:layer="layout" svg:width="0.317cm" svg:height="0.353cm" svg:x="2.541cm" svg:y="7.543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15.467cm" svg:height="0.353cm" svg:x="2.541cm" svg:y="7.904cm">
          <draw:text-box>
            <text:p text:style-name="P1"><text:span text:style-name="T9">Cherry, D. R., Salans, M. A., </text:span><text:span text:style-name="T7">Anthony T. Yip, </text:span><text:span text:style-name="T9">Courtney, P. T., Kumar, A., Murphy, J. D., (2020). Cost-effectiveness of </text:span></text:p>
          </draw:text-box>
        </draw:frame>
        <draw:frame draw:style-name="gr6" draw:text-style-name="P7" draw:layer="layout" svg:width="15.75cm" svg:height="0.353cm" svg:x="2.541cm" svg:y="8.275cm">
          <draw:text-box>
            <text:p text:style-name="P1"><text:span text:style-name="T9">combined atezolizumab/nab-paclitaxel for advanced triple-negative breast cancer. Journal of Clinical Oncology. (Abstract) </text:span></text:p>
          </draw:text-box>
        </draw:frame>
        <draw:frame draw:style-name="gr6" draw:text-style-name="P7" draw:layer="layout" svg:width="15.53cm" svg:height="0.353cm" svg:x="2.541cm" svg:y="8.954cm">
          <draw:text-box>
            <text:p text:style-name="P1"><text:span text:style-name="T9">Moiseenkoa, V., Grimm, J., Yorkec, E., Jackson, A., </text:span><text:span text:style-name="T7">Anthony T. Yip</text:span><text:span text:style-name="T9">, Huynh-Le, M. P., Mahadevan, A., Forster, K. M., </text:span></text:p>
          </draw:text-box>
        </draw:frame>
        <draw:frame draw:style-name="gr6" draw:text-style-name="P7" draw:layer="layout" svg:width="16.529cm" svg:height="0.353cm" svg:x="2.541cm" svg:y="9.315cm">
          <draw:text-box>
            <text:p text:style-name="P1"><text:span text:style-name="T9">Milanod, M. T., Hattangadi-Gluth, J. A.</text:span><text:span text:style-name="T7"> </text:span><text:span text:style-name="T9">(2020). Dose-volume predictors of radiation pneumonitis after lung SBRT: Implications </text:span></text:p>
          </draw:text-box>
        </draw:frame>
        <draw:frame draw:style-name="gr6" draw:text-style-name="P7" draw:layer="layout" svg:width="13.151cm" svg:height="0.353cm" svg:x="2.541cm" svg:y="9.687cm">
          <draw:text-box>
            <text:p text:style-name="P1"><text:span text:style-name="T9">for practice and trial design. Physics and Imaging in Radiation Oncology. (Manuscript Under Review) </text:span></text:p>
          </draw:text-box>
        </draw:frame>
        <draw:frame draw:style-name="gr6" draw:text-style-name="P7" draw:layer="layout" svg:width="15.826cm" svg:height="0.353cm" svg:x="2.541cm" svg:y="10.366cm">
          <draw:text-box>
            <text:p text:style-name="P1"><text:span text:style-name="T9">Huynh-Le MP, Tibbs MD, Karunamuni R, Tringale KR, Salans M, </text:span><text:span text:style-name="T7">Anthony T. Yip</text:span><text:span text:style-name="T9">, Connor M, Simon AB, Vitzthum LK, </text:span></text:p>
          </draw:text-box>
        </draw:frame>
        <draw:frame draw:style-name="gr6" draw:text-style-name="P7" draw:layer="layout" svg:width="16.195cm" svg:height="0.353cm" svg:x="2.541cm" svg:y="10.736cm">
          <draw:text-box>
            <text:p text:style-name="P1"><text:span text:style-name="T9">Reyes A, Macari AC, Moiseenko V, McDonald CR, Hattangadi-Gluth JA. Microstructural injury to corpus callosum and intra-</text:span></text:p>
          </draw:text-box>
        </draw:frame>
        <draw:frame draw:style-name="gr6" draw:text-style-name="P7" draw:layer="layout" svg:width="16.11cm" svg:height="0.353cm" svg:x="2.541cm" svg:y="11.098cm">
          <draw:text-box>
            <text:p text:style-name="P1"><text:span text:style-name="T9">hemispheric white matter tracts correlate with attention and processing speed decline after brain radiation. (Manuscript Under </text:span></text:p>
          </draw:text-box>
        </draw:frame>
        <draw:frame draw:style-name="gr6" draw:text-style-name="P7" draw:layer="layout" svg:width="1.238cm" svg:height="0.353cm" svg:x="2.541cm" svg:y="11.459cm">
          <draw:text-box>
            <text:p text:style-name="P1"><text:span text:style-name="T9">Review). </text:span></text:p>
          </draw:text-box>
        </draw:frame>
        <draw:frame draw:style-name="gr6" draw:text-style-name="P7" draw:layer="layout" svg:width="15.51cm" svg:height="0.353cm" svg:x="2.541cm" svg:y="12.147cm">
          <draw:text-box>
            <text:p text:style-name="P1"><text:span text:style-name="T9">Courtney, P. T., Sarkar, R. R., Hatamipour, A., Panjwani, N., Cherry, D. R., Salans, M. A, </text:span><text:span text:style-name="T7">Anthony T. Yip, </text:span><text:span text:style-name="T9">Rose, B. S., </text:span></text:p>
          </draw:text-box>
        </draw:frame>
        <draw:frame draw:style-name="gr6" draw:text-style-name="P7" draw:layer="layout" svg:width="15.738cm" svg:height="0.353cm" svg:x="2.541cm" svg:y="12.51cm">
          <draw:text-box>
            <text:p text:style-name="P1"><text:span text:style-name="T9">Simpson, D. R., Banegas, M. P., Murphy, J. D., (2020).</text:span><text:span text:style-name="T7"> <text:s/></text:span><text:span text:style-name="T9">Impact of Radiation on Cardiovascular Outcomes in Patients with </text:span></text:p>
          </draw:text-box>
        </draw:frame>
        <draw:frame draw:style-name="gr6" draw:text-style-name="P7" draw:layer="layout" svg:width="11.495cm" svg:height="0.353cm" svg:x="2.541cm" svg:y="12.88cm">
          <draw:text-box>
            <text:p text:style-name="P1"><text:span text:style-name="T9">Resectable Esophageal Cancer. Radiotherapy and Oncology. (Manuscript Under Review)</text:span><text:span text:style-name="T7"> </text:span></text:p>
          </draw:text-box>
        </draw:frame>
        <draw:frame draw:style-name="gr6" draw:text-style-name="P7" draw:layer="layout" svg:width="0.317cm" svg:height="0.353cm" svg:x="2.541cm" svg:y="13.242cm">
          <draw:text-box>
            <text:p text:style-name="P1"><text:span text:style-name="T20"><text:s/></text:span></text:p>
          </draw:text-box>
        </draw:frame>
        <draw:frame draw:style-name="gr6" draw:text-style-name="P7" draw:layer="layout" svg:width="16.609cm" svg:height="0.353cm" svg:x="2.541cm" svg:y="13.603cm">
          <draw:text-box>
            <text:p text:style-name="P1"><text:span text:style-name="T9">Tibbs MD, Huynh-Le MP, Karunamuni R, Reyes A, Macari AC, Tringale K, Salans M, </text:span><text:span text:style-name="T7">Yip A,</text:span><text:span text:style-name="T9"> Liu E, Simon A, McDonald CR*, </text:span></text:p>
          </draw:text-box>
        </draw:frame>
        <draw:frame draw:style-name="gr6" draw:text-style-name="P7" draw:layer="layout" svg:width="15.399cm" svg:height="0.353cm" svg:x="2.541cm" svg:y="13.974cm">
          <draw:text-box>
            <text:p text:style-name="P1"><text:span text:style-name="T9">Hattangadi-Gluth JA*. Microstructural injury to left-sided perisylvian white matter predicts language decline after brain </text:span></text:p>
          </draw:text-box>
        </draw:frame>
        <draw:frame draw:style-name="gr6" draw:text-style-name="P7" draw:layer="layout" svg:width="12.939cm" svg:height="0.353cm" svg:x="2.541cm" svg:y="14.335cm">
          <draw:text-box>
            <text:p text:style-name="P1"><text:span text:style-name="T9">radiotherapy. International Journal of Radiation Oncology*Biology*Physics, July 21 2020 (in press) </text:span></text:p>
          </draw:text-box>
        </draw:frame>
        <draw:frame draw:style-name="gr6" draw:text-style-name="P7" draw:layer="layout" svg:width="0.317cm" svg:height="0.353cm" svg:x="2.541cm" svg:y="14.697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2.872cm" svg:height="0.547cm" svg:x="2.541cm" svg:y="15.079cm">
          <draw:text-box>
            <text:p text:style-name="P1"><text:span text:style-name="T4">Presentations</text:span></text:p>
          </draw:text-box>
        </draw:frame>
        <draw:polygon draw:style-name="gr5" draw:text-style-name="P6" draw:layer="layout" svg:width="16.623cm" svg:height="0.017cm" svg:x="2.487cm" svg:y="15.695cm" svg:viewBox="0 0 16624 18" draw:points="0,18 16624,18 16624,0 0,0">
          <text:p/>
        </draw:polygon>
        <draw:polygon draw:style-name="gr5" draw:text-style-name="P6" draw:layer="layout" svg:width="16.623cm" svg:height="0.018cm" svg:x="2.487cm" svg:y="15.659cm" svg:viewBox="0 0 16624 19" draw:points="0,19 16624,19 16624,0 0,0">
          <text:p/>
        </draw:polygon>
        <draw:frame draw:style-name="gr3" draw:text-style-name="P4" draw:layer="layout" svg:width="0.387cm" svg:height="0.433cm" svg:x="5.4cm" svg:y="15.173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16.592cm" svg:height="0.353cm" svg:x="2.541cm" svg:y="15.721cm">
          <draw:text-box>
            <text:p text:style-name="P1"><text:span text:style-name="T7">Anthony T. Yip, </text:span><text:span text:style-name="T9">Huynh-Le, M. P., Crawford, J., Kaner, R., MacEwan, I., Hattangadi-Gluth, J. A. (2020). </text:span><text:span text:style-name="T16">Comparing Endocrine </text:span></text:p>
          </draw:text-box>
        </draw:frame>
        <draw:frame draw:style-name="gr6" draw:text-style-name="P7" draw:layer="layout" svg:width="16.199cm" svg:height="0.353cm" svg:x="2.541cm" svg:y="16.091cm">
          <draw:text-box>
            <text:p text:style-name="P1"><text:span text:style-name="T16">and Neurocognitive Outcomes in Pediatric Brain Tumor Patients Treated with Proton vs Photon Radiation.</text:span><text:span text:style-name="T9"> Clinical Research </text:span></text:p>
          </draw:text-box>
        </draw:frame>
        <draw:frame draw:style-name="gr6" draw:text-style-name="P7" draw:layer="layout" svg:width="3.702cm" svg:height="0.353cm" svg:x="2.541cm" svg:y="16.453cm">
          <draw:text-box>
            <text:p text:style-name="P1"><text:span text:style-name="T9">Symposium, UCSD (Poster) </text:span></text:p>
          </draw:text-box>
        </draw:frame>
        <draw:frame draw:style-name="gr6" draw:text-style-name="P7" draw:layer="layout" svg:width="0.317cm" svg:height="0.353cm" svg:x="2.541cm" svg:y="16.814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16.695cm" svg:height="0.353cm" svg:x="2.541cm" svg:y="17.185cm">
          <draw:text-box>
            <text:p text:style-name="P1"><text:span text:style-name="T7">Anthony T. Yip, </text:span><text:span text:style-name="T9">Huynh-Le, M. P., Sojourner, E. J., Crawford, J., Hattangadi-Gluth, J. A. (2018) </text:span><text:span text:style-name="T16">Radiation Therapy Outcomes in </text:span></text:p>
          </draw:text-box>
        </draw:frame>
        <draw:frame draw:style-name="gr6" draw:text-style-name="P7" draw:layer="layout" svg:width="13.921cm" svg:height="0.353cm" svg:x="2.541cm" svg:y="17.546cm">
          <draw:text-box>
            <text:p text:style-name="P1"><text:span text:style-name="T16">Pediatric Medulloblastomas.</text:span><text:span text:style-name="T9"> UC San Diego Summer Research Poster Presentation. San Diego, CA. (Poster) </text:span></text:p>
          </draw:text-box>
        </draw:frame>
        <draw:frame draw:style-name="gr3" draw:text-style-name="P4" draw:layer="layout" svg:width="0.387cm" svg:height="0.433cm" svg:x="2.541cm" svg:y="17.855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387cm" svg:height="0.433cm" svg:x="3.812cm" svg:y="17.855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387cm" svg:height="0.433cm" svg:x="5.082cm" svg:y="17.855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387cm" svg:height="0.433cm" svg:x="6.353cm" svg:y="17.855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387cm" svg:height="0.433cm" svg:x="7.624cm" svg:y="17.855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17cm" svg:height="0.353cm" svg:x="8.894cm" svg:y="17.91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0.165cm" svg:y="17.91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1.435cm" svg:y="17.91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2.705cm" svg:y="17.91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317cm" svg:height="0.353cm" svg:x="13.976cm" svg:y="17.918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645cm" svg:height="0.353cm" svg:x="15.246cm" svg:y="17.918cm">
          <draw:text-box>
            <text:p text:style-name="P1"><text:span text:style-name="T7"><text:s text:c="8"/></text:span></text:p>
          </draw:text-box>
        </draw:frame>
        <draw:frame draw:style-name="gr4" draw:text-style-name="P5" draw:layer="layout" svg:width="5.704cm" svg:height="0.547cm" svg:x="2.541cm" svg:y="18.29cm">
          <draw:text-box>
            <text:p text:style-name="P1"><text:span text:style-name="T4">Hobbies/Personal Interests</text:span></text:p>
          </draw:text-box>
        </draw:frame>
        <draw:polygon draw:style-name="gr5" draw:text-style-name="P6" draw:layer="layout" svg:width="16.623cm" svg:height="0.017cm" svg:x="2.487cm" svg:y="18.906cm" svg:viewBox="0 0 16624 18" draw:points="0,18 16624,18 16624,0 0,0">
          <text:p/>
        </draw:polygon>
        <draw:polygon draw:style-name="gr5" draw:text-style-name="P6" draw:layer="layout" svg:width="16.623cm" svg:height="0.018cm" svg:x="2.487cm" svg:y="18.87cm" svg:viewBox="0 0 16624 19" draw:points="0,19 16624,19 16624,0 0,0">
          <text:p/>
        </draw:polygon>
        <draw:frame draw:style-name="gr3" draw:text-style-name="P4" draw:layer="layout" svg:width="0.387cm" svg:height="0.433cm" svg:x="8.206cm" svg:y="18.384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317cm" svg:height="0.353cm" svg:x="2.541cm" svg:y="18.932cm">
          <draw:text-box>
            <text:p text:style-name="P1"><text:span text:style-name="T7"><text:s text:c="3"/></text:span></text:p>
          </draw:text-box>
        </draw:frame>
        <draw:frame draw:style-name="gr6" draw:text-style-name="P7" draw:layer="layout" svg:width="7.656cm" svg:height="0.353cm" svg:x="2.541cm" svg:y="19.302cm">
          <draw:text-box>
            <text:p text:style-name="P1"><text:span text:style-name="T9">Rock climbing, calisthenics, brewing coffee, amateur cook <text:s/></text:span></text:p>
          </draw:text-box>
        </draw:frame>
        <draw:frame draw:style-name="gr6" draw:text-style-name="P7" draw:layer="layout" svg:width="0.317cm" svg:height="0.353cm" svg:x="2.541cm" svg:y="19.664cm">
          <draw:text-box>
            <text:p text:style-name="P1"><text:span text:style-name="T9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1" svg:font-family="Cambria"/>
    <style:font-face style:name="Symbol1" svg:font-family="Symbol"/>
    <style:font-face style:name="Times1" svg:font-family="Times"/>
    <style:font-face style:name="Times New Roman1" svg:font-family="'Times New Roman'"/>
    <style:font-face style:name="TimesNewRoman" svg:font-family="TimesNewRoman"/>
    <style:font-face style:name="TimesNewRomanPS1" svg:font-family="TimesNewRomanPS"/>
    <style:font-face style:name="Verdana1" svg:font-family="Verdana"/>
    <style:font-face style:name="Arial1" svg:font-family="Arial" style:font-pitch="variable"/>
    <style:font-face style:name="Cambria" svg:font-family="Cambria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" svg:font-family="Times" style:font-pitch="variable"/>
    <style:font-face style:name="Times New Roman" svg:font-family="'Times New Roman'" style:font-pitch="variable"/>
    <style:font-face style:name="TimesNewRoman1" svg:font-family="TimesNewRoman" style:font-pitch="variable"/>
    <style:font-face style:name="TimesNewRomanPS" svg:font-family="TimesNewRomanPS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1cm" fo:margin-left="2.4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28T15:53:54.657990730</dc:date>
    <meta:editing-duration>PT11S</meta:editing-duration>
    <meta:editing-cycles>1</meta:editing-cycles>
    <meta:generator>LibreOffice/6.4.5.2$Linux_X86_64 LibreOffice_project/40$Build-2</meta:generator>
    <meta:document-statistic meta:object-count="240"/>
  </office:meta>
</office:document-meta>
</file>